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rif" svg:font-family="serif"/>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officeooo:paragraph-rsid="0024acf9"/>
    </style:style>
    <style:style style:name="P3" style:family="paragraph" style:parent-style-name="Text_20_body">
      <style:text-properties officeooo:paragraph-rsid="00250b88"/>
    </style:style>
    <style:style style:name="P4" style:family="paragraph" style:parent-style-name="Text_20_body">
      <style:text-properties officeooo:paragraph-rsid="002632e0"/>
    </style:style>
    <style:style style:name="P5" style:family="paragraph" style:parent-style-name="Text_20_body">
      <style:text-properties officeooo:paragraph-rsid="0027b6f7"/>
    </style:style>
    <style:style style:name="P6" style:family="paragraph" style:parent-style-name="Text_20_body">
      <style:text-properties officeooo:paragraph-rsid="002ad479"/>
    </style:style>
    <style:style style:name="P7" style:family="paragraph" style:parent-style-name="Text_20_body">
      <style:text-properties officeooo:paragraph-rsid="002b13a9"/>
    </style:style>
    <style:style style:name="P8" style:family="paragraph" style:parent-style-name="Text_20_body">
      <style:text-properties officeooo:paragraph-rsid="002c4ad6"/>
    </style:style>
    <style:style style:name="P9" style:family="paragraph" style:parent-style-name="Text_20_body">
      <style:text-properties officeooo:paragraph-rsid="002d2e5e"/>
    </style:style>
    <style:style style:name="P10" style:family="paragraph" style:parent-style-name="Text_20_body">
      <style:text-properties officeooo:rsid="002e36ca" officeooo:paragraph-rsid="002e36ca"/>
    </style:style>
    <style:style style:name="P11" style:family="paragraph" style:parent-style-name="Text_20_body">
      <style:text-properties officeooo:rsid="0033758d" officeooo:paragraph-rsid="0033758d"/>
    </style:style>
    <style:style style:name="P12" style:family="paragraph" style:parent-style-name="Text_20_body">
      <style:text-properties officeooo:rsid="0033758d" officeooo:paragraph-rsid="0034137a"/>
    </style:style>
    <style:style style:name="P13" style:family="paragraph" style:parent-style-name="Text_20_body">
      <style:text-properties style:font-name="serif" fo:font-size="9.75pt" officeooo:paragraph-rsid="00250b88"/>
    </style:style>
    <style:style style:name="P14" style:family="paragraph" style:parent-style-name="Text_20_body">
      <style:text-properties style:font-name="serif" fo:font-size="9.75pt" officeooo:paragraph-rsid="002632e0"/>
    </style:style>
    <style:style style:name="P15" style:family="paragraph" style:parent-style-name="Text_20_body">
      <style:text-properties style:font-name="serif" fo:font-size="9.75pt" officeooo:paragraph-rsid="002b13a9"/>
    </style:style>
    <style:style style:name="P16" style:family="paragraph" style:parent-style-name="Text_20_body">
      <style:text-properties style:font-name="serif" fo:font-size="9.75pt" officeooo:paragraph-rsid="002d2e5e"/>
    </style:style>
    <style:style style:name="P17" style:family="paragraph" style:parent-style-name="Text_20_body">
      <style:text-properties officeooo:rsid="0030a475" officeooo:paragraph-rsid="0030a475"/>
    </style:style>
    <style:style style:name="P18" style:family="paragraph" style:parent-style-name="Text_20_body">
      <style:text-properties officeooo:paragraph-rsid="0030a475"/>
    </style:style>
    <style:style style:name="P19" style:family="paragraph" style:parent-style-name="Text_20_body">
      <style:text-properties officeooo:rsid="0034137a" officeooo:paragraph-rsid="0034137a"/>
    </style:style>
    <style:style style:name="P20" style:family="paragraph" style:parent-style-name="Text_20_body">
      <style:text-properties officeooo:rsid="003469c7" officeooo:paragraph-rsid="003469c7"/>
    </style:style>
    <style:style style:name="P21" style:family="paragraph" style:parent-style-name="Heading_20_1">
      <style:text-properties officeooo:paragraph-rsid="0033758d"/>
    </style:style>
    <style:style style:name="P22" style:family="paragraph" style:parent-style-name="Heading_20_1">
      <style:text-properties officeooo:paragraph-rsid="00367119"/>
    </style:style>
    <style:style style:name="P23" style:family="paragraph" style:parent-style-name="Heading_20_2">
      <style:text-properties officeooo:rsid="0033758d" officeooo:paragraph-rsid="0033758d"/>
    </style:style>
    <style:style style:name="P24" style:family="paragraph" style:parent-style-name="Text_20_body">
      <style:text-properties style:font-name="serif" fo:font-size="9.75pt" officeooo:paragraph-rsid="0024acf9"/>
    </style:style>
    <style:style style:name="P25" style:family="paragraph" style:parent-style-name="Text_20_body">
      <style:text-properties officeooo:rsid="0034acfe" officeooo:paragraph-rsid="0034acfe"/>
    </style:style>
    <style:style style:name="P26" style:family="paragraph" style:parent-style-name="Text_20_body">
      <style:text-properties officeooo:rsid="00367119" officeooo:paragraph-rsid="00367119"/>
    </style:style>
    <style:style style:name="P27" style:family="paragraph" style:parent-style-name="Text_20_body">
      <style:text-properties officeooo:paragraph-rsid="00367119"/>
    </style:style>
    <style:style style:name="P28" style:family="paragraph" style:parent-style-name="Text_20_body">
      <style:text-properties officeooo:paragraph-rsid="00375fcc"/>
    </style:style>
    <style:style style:name="P29" style:family="paragraph" style:parent-style-name="Text_20_body">
      <style:text-properties officeooo:rsid="0039bb5a" officeooo:paragraph-rsid="0039bb5a"/>
    </style:style>
    <style:style style:name="P30" style:family="paragraph" style:parent-style-name="Text_20_body">
      <style:text-properties officeooo:rsid="003da689" officeooo:paragraph-rsid="003da689"/>
    </style:style>
    <style:style style:name="T1" style:family="text">
      <style:text-properties fo:font-style="normal" fo:font-weight="normal" officeooo:rsid="001f5455" style:font-style-asian="normal" style:font-weight-asian="normal" style:font-style-complex="normal" style:font-weight-complex="normal"/>
    </style:style>
    <style:style style:name="T2" style:family="text">
      <style:text-properties fo:font-style="normal" fo:font-weight="normal" officeooo:rsid="001fe8dd" style:font-style-asian="normal" style:font-weight-asian="normal" style:font-style-complex="normal" style:font-weight-complex="normal"/>
    </style:style>
    <style:style style:name="T3" style:family="text">
      <style:text-properties fo:font-style="normal" fo:font-weight="normal" officeooo:rsid="0021b3f9" style:font-style-asian="normal" style:font-weight-asian="normal" style:font-style-complex="normal" style:font-weight-complex="normal"/>
    </style:style>
    <style:style style:name="T4" style:family="text">
      <style:text-properties fo:font-style="normal" fo:font-weight="normal" officeooo:rsid="0023418c" style:font-style-asian="normal" style:font-weight-asian="normal" style:font-style-complex="normal" style:font-weight-complex="normal"/>
    </style:style>
    <style:style style:name="T5" style:family="text">
      <style:text-properties fo:font-style="normal" fo:font-weight="normal" officeooo:rsid="0027b6f7" style:font-style-asian="normal" style:font-weight-asian="normal" style:font-style-complex="normal" style:font-weight-complex="normal"/>
    </style:style>
    <style:style style:name="T6" style:family="text">
      <style:text-properties fo:font-style="normal" fo:font-weight="normal" officeooo:rsid="00294802" style:font-style-asian="normal" style:font-weight-asian="normal" style:font-style-complex="normal" style:font-weight-complex="normal"/>
    </style:style>
    <style:style style:name="T7" style:family="text">
      <style:text-properties fo:font-style="normal" fo:font-weight="normal" officeooo:rsid="002b13a9" style:font-style-asian="normal" style:font-weight-asian="normal" style:font-style-complex="normal" style:font-weight-complex="normal"/>
    </style:style>
    <style:style style:name="T8" style:family="text">
      <style:text-properties officeooo:rsid="001f5455"/>
    </style:style>
    <style:style style:name="T9" style:family="text">
      <style:text-properties officeooo:rsid="0023418c"/>
    </style:style>
    <style:style style:name="T10" style:family="text">
      <style:text-properties style:font-name="serif" fo:font-size="9.75pt"/>
    </style:style>
    <style:style style:name="T11" style:family="text">
      <style:text-properties style:font-name="serif" fo:font-size="9.75pt" officeooo:rsid="0024acf9"/>
    </style:style>
    <style:style style:name="T12" style:family="text">
      <style:text-properties style:font-name="serif" fo:font-size="9.75pt" fo:font-style="normal" fo:font-weight="normal" officeooo:rsid="001fe8dd" style:font-style-asian="normal" style:font-weight-asian="normal" style:font-style-complex="normal" style:font-weight-complex="normal"/>
    </style:style>
    <style:style style:name="T13" style:family="text">
      <style:text-properties style:font-name="serif" fo:font-size="9.75pt" fo:font-style="normal" fo:font-weight="normal" officeooo:rsid="0024acf9" style:font-style-asian="normal" style:font-weight-asian="normal" style:font-style-complex="normal" style:font-weight-complex="normal"/>
    </style:style>
    <style:style style:name="T14" style:family="text">
      <style:text-properties style:font-name="serif" fo:font-size="9.75pt" fo:font-style="normal" fo:font-weight="normal" officeooo:rsid="00250b88" style:font-style-asian="normal" style:font-weight-asian="normal" style:font-style-complex="normal" style:font-weight-complex="normal"/>
    </style:style>
    <style:style style:name="T15" style:family="text">
      <style:text-properties style:font-name="serif" fo:font-size="9.75pt" fo:font-style="normal" fo:font-weight="normal" officeooo:rsid="002632e0" style:font-style-asian="normal" style:font-weight-asian="normal" style:font-style-complex="normal" style:font-weight-complex="normal"/>
    </style:style>
    <style:style style:name="T16" style:family="text">
      <style:text-properties style:font-name="serif" fo:font-size="9.75pt" fo:font-style="normal" fo:font-weight="normal" officeooo:rsid="002ad479" style:font-style-asian="normal" style:font-weight-asian="normal" style:font-style-complex="normal" style:font-weight-complex="normal"/>
    </style:style>
    <style:style style:name="T17" style:family="text">
      <style:text-properties style:font-name="serif" fo:font-size="9.75pt" fo:font-style="normal" fo:font-weight="normal" officeooo:rsid="002b13a9" style:font-style-asian="normal" style:font-weight-asian="normal" style:font-style-complex="normal" style:font-weight-complex="normal"/>
    </style:style>
    <style:style style:name="T18" style:family="text">
      <style:text-properties style:font-name="serif" fo:font-size="9.75pt" officeooo:rsid="00250b88"/>
    </style:style>
    <style:style style:name="T19" style:family="text">
      <style:text-properties style:font-name="serif" fo:font-size="9.75pt" officeooo:rsid="002632e0"/>
    </style:style>
    <style:style style:name="T20" style:family="text">
      <style:text-properties style:font-name="serif" fo:font-size="9.75pt" officeooo:rsid="0027b6f7"/>
    </style:style>
    <style:style style:name="T21" style:family="text">
      <style:text-properties style:font-name="serif" fo:font-size="9.75pt" officeooo:rsid="002ad479"/>
    </style:style>
    <style:style style:name="T22" style:family="text">
      <style:text-properties style:font-name="serif" fo:font-size="9.75pt" officeooo:rsid="002b13a9"/>
    </style:style>
    <style:style style:name="T23" style:family="text">
      <style:text-properties style:font-name="serif" fo:font-size="9.75pt" officeooo:rsid="002c4ad6"/>
    </style:style>
    <style:style style:name="T24" style:family="text">
      <style:text-properties style:font-name="serif" fo:font-size="9.75pt" officeooo:rsid="002d2e5e"/>
    </style:style>
    <style:style style:name="T25" style:family="text">
      <style:text-properties style:font-name="serif" fo:font-size="9pt"/>
    </style:style>
    <style:style style:name="T26" style:family="text">
      <style:text-properties officeooo:rsid="0024acf9"/>
    </style:style>
    <style:style style:name="T27" style:family="text">
      <style:text-properties officeooo:rsid="002e36ca"/>
    </style:style>
    <style:style style:name="T28" style:family="text">
      <style:text-properties officeooo:rsid="003240ab"/>
    </style:style>
    <style:style style:name="T29" style:family="text">
      <style:text-properties officeooo:rsid="0033758d"/>
    </style:style>
    <style:style style:name="T30" style:family="text">
      <style:text-properties style:font-name="Liberation Sans" fo:font-size="18.2000007629395pt" fo:font-weight="bold" officeooo:rsid="0033758d" style:font-name-asian="Noto Sans CJK SC" style:font-size-asian="18.2000007629395pt" style:font-weight-asian="bold" style:font-name-complex="Lohit Devanagari" style:font-size-complex="18.2000007629395pt" style:font-weight-complex="bold"/>
    </style:style>
    <style:style style:name="T31" style:family="text">
      <style:text-properties style:font-name="Liberation Sans" fo:font-size="18.2000007629395pt" fo:font-weight="bold" officeooo:rsid="00367119" style:font-name-asian="Noto Sans CJK SC" style:font-size-asian="18.2000007629395pt" style:font-weight-asian="bold" style:font-name-complex="Lohit Devanagari" style:font-size-complex="18.2000007629395pt" style:font-weight-complex="bold"/>
    </style:style>
    <style:style style:name="T32" style:family="text">
      <style:text-properties officeooo:rsid="0034137a"/>
    </style:style>
    <style:style style:name="T33" style:family="text">
      <style:text-properties officeooo:rsid="00345661"/>
    </style:style>
    <style:style style:name="T34" style:family="text">
      <style:text-properties officeooo:rsid="0035be5c"/>
    </style:style>
    <style:style style:name="T35" style:family="text">
      <style:text-properties officeooo:rsid="00367119"/>
    </style:style>
    <style:style style:name="T36" style:family="text">
      <style:text-properties officeooo:rsid="00375fcc"/>
    </style:style>
    <style:style style:name="T37" style:family="text">
      <style:text-properties officeooo:rsid="003b67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sidering a ZX81 Emulator</text:p>
      <text:p text:style-name="P1"/>
      <text:h text:style-name="Heading_20_1" text:outline-level="1"><text:span text:style-name="T8">21/11/2021 </text:span>(<text:span text:style-name="T8">Sun</text:span>day)</text:h>
      <text:p text:style-name="P7"><text:span text:style-name="T1">There are a great many programmes available in “.P” format. This is, apparently, simply a dump of the bytes in a tape file. </text:span><text:span text:style-name="T2">According to </text:span><text:a xlink:type="simple" xlink:href="https://www.sinclairzxworld.com/viewtopic.php?t=403" text:style-name="Internet_20_link" text:visited-style-name="Visited_20_Internet_20_Link"><text:span text:style-name="T2">https://www.sinclairzxworld.com/viewtopic.php?t=403</text:span></text:a><text:span text:style-name="T2">, the format is the filename (with bit 7 set on the last character) followed by data, which is loaded to 0x4009. If there is no filename, a single 0x80 prefix is present. </text:span><text:span text:style-name="T3">P files, however, omit the name.</text:span></text:p>
      <text:p text:style-name="P7"><text:span text:style-name="T7">Useful format information:</text:span><text:span text:style-name="T3"> </text:span><text:a xlink:type="simple" xlink:href="http://fileformats.archiveteam.org/wiki/Sinclair_BASIC_tokenized_file" text:style-name="Internet_20_link" text:visited-style-name="Visited_20_Internet_20_Link"><text:span text:style-name="T6">http://fileformats.archiveteam.org/wiki/Sinclair_BASIC_tokenized_file</text:span></text:a></text:p>
      <text:p text:style-name="P7"><text:span text:style-name="T6">C</text:span><text:span text:style-name="T7">haracter set including tokens: </text:span><text:a xlink:type="simple" xlink:href="https://en.wikipedia.org/wiki/ZX81_character_set" text:style-name="Internet_20_link" text:visited-style-name="Visited_20_Internet_20_Link"><text:span text:style-name="T7">https://en.wikipedia.org/wiki/ZX81_character_set</text:span></text:a></text:p>
      <text:p text:style-name="P5"><text:span text:style-name="T3">O</text:span><text:span text:style-name="T5">btained Greedy Gulch from </text:span><text:a xlink:type="simple" xlink:href="https://spectrumcomputing.co.uk/entry/28944/ZX81/Greedy_Gulch" text:style-name="Internet_20_link" text:visited-style-name="Visited_20_Internet_20_Link"><text:span text:style-name="T5">https://spectrumcomputing.co.uk/entry/28944/ZX81/Greedy_Gulch</text:span></text:a></text:p>
      <text:p text:style-name="Text_20_body"><text:span text:style-name="T3">S</text:span><text:span text:style-name="T4">ystem variables are described here: </text:span><text:a xlink:type="simple" xlink:href="https://k1.spdns.de/Vintage/Sinclair/80/Sinclair%20ZX81/ROMs/zx81%20sysvars.pdf" text:style-name="Internet_20_link" text:visited-style-name="Visited_20_Internet_20_Link"><text:span text:style-name="T4">https://k1.spdns.de/Vintage/Sinclair/80/Sinclair%20ZX81/ROMs/zx81%20sysvars.pdf</text:span></text:a></text:p>
      <text:p text:style-name="Text_20_body">Looking at the first few bytes <text:span text:style-name="T9">(after hexdump -C Greedy_Gulch.p &gt;GG_hex.txt)</text:span>:</text:p>
      <text:p text:style-name="P2"><text:span text:style-name="T26">File offset </text:span><text:span text:style-name="T11">00000000, memory address </text:span><text:span text:style-name="T12">0x4009 </text:span><text:span text:style-name="T13">(16393):</text:span></text:p>
      <text:p text:style-name="P2">00 - <text:span text:style-name="T10">VERSN</text:span> <text:span text:style-name="T10">0 identifies 8K ROM in saved programs.</text:span></text:p>
      <text:p text:style-name="P2">Bc 25 - <text:span text:style-name="T10">E_PPC</text:span> <text:span text:style-name="T10">Number of current line (with program cursor).</text:span></text:p>
      <text:p text:style-name="P2">B6 69 – <text:span text:style-name="T10">D_FILE</text:span></text:p>
      <text:p text:style-name="P2">b7 69 - <text:span text:style-name="T10">DF_CC</text:span> <text:span text:style-name="T10">Address of PRINT</text:span> <text:span text:style-name="T10">position in display file. Can be poked so that </text:span><text:line-break/><text:span text:style-name="T10">PRINT</text:span> <text:span text:style-name="T10">output is sent elsewhere.</text:span> </text:p>
      <text:p text:style-name="P2">cf <text:s/>6c – <text:span text:style-name="T10">VARS</text:span></text:p>
      <text:p text:style-name="P2">4d 7c - <text:span text:style-name="T10">DEST</text:span> <text:span text:style-name="T10">Address of variable in assignment.</text:span> </text:p>
      <text:p text:style-name="P2">f2 7c - <text:span text:style-name="T10">E_LINE</text:span> </text:p>
      <text:p text:style-name="P2">9b 69 - <text:span text:style-name="T10">CH_ADD</text:span> <text:span text:style-name="T10">Address of the next character to be interpreted: the character after the</text:span><text:line-break/><text:span text:style-name="T10">argument of PEEK, or the ENTER</text:span> <text:span text:style-name="T10">at the end of a POKE</text:span> <text:span text:style-name="T10">statement.</text:span> </text:p>
      <text:p text:style-name="P2"><text:span text:style-name="T26">File offset </text:span><text:span text:style-name="T11">0000000f, memory address </text:span><text:span text:style-name="T12">0x40</text:span><text:span text:style-name="T13">18</text:span><text:span text:style-name="T12"> </text:span><text:span text:style-name="T13">(</text:span><text:bookmark text:name="cwos"/><text:span text:style-name="T13">16408):</text:span></text:p>
      <text:p text:style-name="P2">00 c0 - <text:span text:style-name="T10">X_PTR</text:span> <text:span text:style-name="T10">Address of the character preceding the marker.</text:span></text:p>
      <text:p text:style-name="P2">f2 7c – <text:span text:style-name="T10">STKBOT</text:span></text:p>
      <text:p text:style-name="P2">f2 7c – <text:span text:style-name="T10">STKEND</text:span></text:p>
      <text:p text:style-name="P2">25 - <text:span text:style-name="T10">BREG</text:span> <text:span text:style-name="T10">Calculator’s b register.</text:span></text:p>
      <text:p text:style-name="P24">5d 40 - MEM Address of area used for calculator’s memory. (Usually MEMBOT<text:line-break/>but not always.) </text:p>
      <text:p text:style-name="P2">00 - <text:span text:style-name="T10">not used</text:span></text:p>
      <text:p text:style-name="P2"><text:soft-page-break/>02 - <text:span text:style-name="T10">DF_SZ</text:span> <text:span text:style-name="T10">The number of lines (including one blank line) in the lower part of the </text:span><text:line-break/><text:span text:style-name="T10">screen.</text:span></text:p>
      <text:p text:style-name="P2">Bc 25 - <text:span text:style-name="T10">S_TOP</text:span> <text:span text:style-name="T10">The number of the top program line in automatic listings.</text:span></text:p>
      <text:p text:style-name="P2">Bf fd - <text:span text:style-name="T10">LAST_K</text:span> <text:span text:style-name="T10">Shows which keys pressed</text:span></text:p>
      <text:p text:style-name="P2">ff - <text:span text:style-name="T10">Debounce status of keyboard.</text:span></text:p>
      <text:p text:style-name="P2">37 - <text:span text:style-name="T10">MARGIN</text:span> <text:span text:style-name="T10">Number of blank lines above or below picture – 31.</text:span></text:p>
      <text:p text:style-name="P3"><text:span text:style-name="T26">File offset </text:span><text:span text:style-name="T11">000000</text:span><text:span text:style-name="T18">20,</text:span><text:span text:style-name="T11"> memory address </text:span><text:span text:style-name="T12">0x40</text:span><text:span text:style-name="T14">29</text:span><text:span text:style-name="T12"> </text:span><text:span text:style-name="T13">(</text:span><text:bookmark text:name="cwos2"/><text:span text:style-name="T13">16425):</text:span></text:p>
      <text:p text:style-name="P13">9c 69 - NXTLIN Address of next program line to be executed.</text:p>
      <text:p text:style-name="P13">84 20 - OLDPPC Line number to which CONT jumps.</text:p>
      <text:p text:style-name="P13">01 - FLAGX Various flags.</text:p>
      <text:p text:style-name="P13">01 00 - STRLEN Length of string type designation in assignment.</text:p>
      <text:p text:style-name="P14">8d 0c - T-ADDR Address of next item in syntax table (very unlikely to be useful).</text:p>
      <text:p text:style-name="P14">80 00 - SEED The seed for RND. This is the variable that is set by RAND.</text:p>
      <text:p text:style-name="P14">77 bc - FRAMES Counts the frames displayed on the television. </text:p>
      <text:p text:style-name="P14">00 - COORDS x-coordinate of last pointed PLOTted. </text:p>
      <text:p text:style-name="P14">00 - y-coordinate of last pointed PLOTted. </text:p>
      <text:p text:style-name="P14">Bc - PR_CC Less significant byte of address of next position for LPRINT to print<text:line-break/>at (in PRBUFF).</text:p>
      <text:p text:style-name="P4"><text:span text:style-name="T11">File offset 00000030</text:span><text:span text:style-name="T18">,</text:span><text:span text:style-name="T11"> memory address </text:span><text:span text:style-name="T12">0x40</text:span><text:span text:style-name="T15">3</text:span><text:span text:style-name="T14">9</text:span><text:span text:style-name="T12"> </text:span><text:span text:style-name="T13">(</text:span><text:bookmark text:name="cwos3"/><text:span text:style-name="T13">16441):</text:span></text:p>
      <text:p text:style-name="P14">21 - S_POSN Column number for PRINT position. </text:p>
      <text:p text:style-name="P14">18 - Line number for PRINT position. </text:p>
      <text:p text:style-name="P14">00 - CDFLAG Various flags. Bit 7 is on (1) during compute and display mode.</text:p>
      <text:p text:style-name="P4"><text:span text:style-name="T20">32 x </text:span><text:span text:style-name="T19">00 </text:span><text:span text:style-name="T20">then 76</text:span><text:span text:style-name="T19"> - </text:span><text:span text:style-name="T10">PRBUFF Printer buffer (33</text:span><text:span text:style-name="T25">rd</text:span><text:span text:style-name="T10"> character is ENTER).</text:span></text:p>
      <text:p text:style-name="P4"><text:span text:style-name="T11">File offset 000000??</text:span><text:span text:style-name="T18">,</text:span><text:span text:style-name="T11"> memory address </text:span><text:span text:style-name="T14">0x405D</text:span><text:span text:style-name="T12"> </text:span><text:span text:style-name="T13">(16477):</text:span></text:p>
      <text:p text:style-name="P14">00 00 00 00 00 00 8e f0 00 00 84 a0 00 00 00 80 80 80 80 80 <text:s/>80 80 86 92 91 00 00 00 00 00 - MEMBOT Calculator’s memory area; used to store numbers that cannot<text:line-break/>conveniently be put on the calculator stack.</text:p>
      <text:p text:style-name="P5"><text:span text:style-name="T20">File offset </text:span><text:span text:style-name="T10">0000007</text:span><text:span text:style-name="T20">2, </text:span><text:span text:style-name="T11">memory address </text:span><text:span text:style-name="T14">0x407B</text:span><text:span text:style-name="T12"> </text:span><text:span text:style-name="T13">(16507):</text:span></text:p>
      <text:p text:style-name="P6"><text:span text:style-name="T10">00 00 – </text:span><text:span text:style-name="T20">not used</text:span></text:p>
      <text:p text:style-name="P7"><text:span text:style-name="T20">File offset </text:span><text:span text:style-name="T10">0000007</text:span><text:span text:style-name="T21">4</text:span><text:span text:style-name="T20">, </text:span><text:span text:style-name="T11">memory address </text:span><text:span text:style-name="T14">0x407</text:span><text:span text:style-name="T16">D</text:span><text:span text:style-name="T12"> </text:span><text:span text:style-name="T13">(1650</text:span><text:span text:style-name="T16">9</text:span><text:span text:style-name="T13">) - </text:span><text:span text:style-name="T17">f</text:span><text:span text:style-name="T13">irst BASIC line.:</text:span></text:p>
      <text:p text:style-name="P7"><text:span text:style-name="T10">00 01 - 2 byte line number (in </text:span><text:a xlink:type="simple" xlink:href="http://fileformats.archiveteam.org/wiki/Endianness" text:style-name="Internet_20_link" text:visited-style-name="Visited_20_Internet_20_Link"><text:span text:style-name="T10">big-endian</text:span></text:a><text:span text:style-name="T10"> format)</text:span></text:p>
      <text:p text:style-name="P15">14 00 - 2 byte length of text including NEWLINE (in little endian format, length "excludes" the line number and length, i.e. to skip between lines you add "length of text" +4 bytes. </text:p>
      <text:p text:style-name="P7"><text:span text:style-name="T10">ea </text:span><text:span text:style-name="T22">[REM] </text:span><text:span text:style-name="T10">97 </text:span><text:span text:style-name="T22">[\*] </text:span><text:span text:style-name="T10">97 </text:span><text:span text:style-name="T22">[\*] </text:span><text:span text:style-name="T10">80 </text:span><text:span text:style-name="T22">[\ ] </text:span><text:span text:style-name="T10">ac </text:span><text:span text:style-name="T22">[\G] </text:span><text:span text:style-name="T10">b7 </text:span><text:span text:style-name="T22">[\R] </text:span><text:span text:style-name="T10">aa </text:span><text:span text:style-name="T22">[\E] </text:span><text:span text:style-name="T10">aa </text:span><text:span text:style-name="T22">[\E] </text:span><text:span text:style-name="T10">a9 </text:span><text:span text:style-name="T22">[\D] </text:span><text:span text:style-name="T10">be </text:span><text:span text:style-name="T22">[\Y] </text:span><text:span text:style-name="T10">80 </text:span><text:span text:style-name="T22">[\ ] </text:span><text:span text:style-name="T10">ac </text:span><text:span text:style-name="T22">[\G] </text:span><text:span text:style-name="T10">ba </text:span><text:span text:style-name="T22">[\U] </text:span><text:span text:style-name="T10">b1 </text:span><text:span text:style-name="T22">[\L] </text:span><text:span text:style-name="T10">a8 </text:span><text:span text:style-name="T22">[\C] </text:span><text:span text:style-name="T10">ad </text:span><text:span text:style-name="T22">[\H] </text:span><text:span text:style-name="T10">80 </text:span><text:span text:style-name="T22">[\ ] </text:span><text:span text:style-name="T10">97 </text:span><text:span text:style-name="T22">[\*] </text:span><text:span text:style-name="T10">97 </text:span><text:span text:style-name="T22">[\*] </text:span><text:span text:style-name="T10">76 </text:span><text:span text:style-name="T22">[Newline]</text:span></text:p>
      <text:p text:style-name="P15">00 02 - line number</text:p>
      <text:p text:style-name="P15">14 00 - length</text:p>
      <text:p text:style-name="P8"><text:soft-page-break/><text:span text:style-name="T10">ea </text:span><text:span text:style-name="T22">[REM]</text:span><text:span text:style-name="T10"> 80 </text:span><text:span text:style-name="T22">[\ ] </text:span><text:span text:style-name="T10">b2 </text:span><text:span text:style-name="T22">[\</text:span><text:span text:style-name="T23">M</text:span><text:span text:style-name="T22">] </text:span><text:span text:style-name="T10">ae </text:span><text:span text:style-name="T22">[\</text:span><text:span text:style-name="T23">I]</text:span><text:span text:style-name="T22"> </text:span><text:span text:style-name="T10"><text:s/>b0 </text:span><text:span text:style-name="T22">[\</text:span><text:span text:style-name="T23">K]</text:span><text:span text:style-name="T10"> aa </text:span><text:span text:style-name="T22">[\</text:span><text:span text:style-name="T23">E]</text:span><text:span text:style-name="T10"> 80 </text:span><text:span text:style-name="T22">[\ </text:span><text:span text:style-name="T23">]</text:span><text:span text:style-name="T10"> ab </text:span><text:span text:style-name="T22">[\</text:span><text:span text:style-name="T23">F]</text:span><text:span text:style-name="T10"> a6 </text:span><text:span text:style-name="T22">[\</text:span><text:span text:style-name="T23">A]</text:span><text:span text:style-name="T10"> b7 </text:span><text:span text:style-name="T22">[\</text:span><text:span text:style-name="T23">R]</text:span><text:span text:style-name="T10"> b1 </text:span><text:span text:style-name="T22">[\</text:span><text:span text:style-name="T23">L]</text:span><text:span text:style-name="T10"> aa </text:span><text:span text:style-name="T22">[\</text:span><text:span text:style-name="T23">E]</text:span><text:span text:style-name="T10"> be </text:span><text:span text:style-name="T22">[\</text:span><text:span text:style-name="T23">Y]</text:span><text:span text:style-name="T10"> 80 </text:span><text:span text:style-name="T22">[\ </text:span><text:span text:style-name="T23">]</text:span><text:span text:style-name="T10"> 9d </text:span><text:span text:style-name="T22">[\</text:span><text:span text:style-name="T23">1]</text:span><text:span text:style-name="T10"> a5 </text:span><text:span text:style-name="T22">[\</text:span><text:span text:style-name="T23">9] </text:span><text:span text:style-name="T10">a4 </text:span><text:span text:style-name="T22">[\</text:span><text:span text:style-name="T23">8]</text:span><text:span text:style-name="T10"> 9e </text:span><text:span text:style-name="T22">[\</text:span><text:span text:style-name="T23">2]</text:span><text:span text:style-name="T10"> 80 </text:span><text:span text:style-name="T22">[\ </text:span><text:span text:style-name="T23">]</text:span><text:span text:style-name="T10"> 76 </text:span><text:span text:style-name="T22">[Newline]</text:span></text:p>
      <text:p text:style-name="P16">00 03 - line number</text:p>
      <text:p text:style-name="P16">17 00 – length</text:p>
      <text:p text:style-name="P9"><text:span text:style-name="T10">ea </text:span><text:span text:style-name="T22">[REM]</text:span><text:span text:style-name="T10"> 10 </text:span><text:span text:style-name="T24">[(] </text:span><text:span text:style-name="T10">28 </text:span><text:span text:style-name="T24">[C]</text:span><text:span text:style-name="T10"> 11 </text:span><text:span text:style-name="T24">[)] </text:span><text:span text:style-name="T10">00 </text:span><text:span text:style-name="T24">[ ] </text:span><text:span text:style-name="T10">35 </text:span><text:span text:style-name="T24">[P] </text:span><text:span text:style-name="T10">2d </text:span><text:span text:style-name="T24">[H] </text:span><text:span text:style-name="T10">2e </text:span><text:span text:style-name="T24">[I]</text:span><text:span text:style-name="T10">35 </text:span><text:span text:style-name="T24">[P] </text:span><text:span text:style-name="T10">35 </text:span><text:span text:style-name="T24">[P] </text:span><text:span text:style-name="T10">38 </text:span><text:span text:style-name="T24">[S] </text:span><text:span text:style-name="T10">00 </text:span><text:span text:style-name="T24">[] </text:span><text:span text:style-name="T10">26 </text:span><text:span text:style-name="T24">[A] </text:span><text:span text:style-name="T10">38 </text:span><text:span text:style-name="T24">[S] </text:span><text:span text:style-name="T10">38 </text:span><text:span text:style-name="T24">[S]</text:span><text:span text:style-name="T10"> 34 </text:span><text:span text:style-name="T24">[O] </text:span><text:span text:style-name="T10">28 </text:span><text:span text:style-name="T24">[C] </text:span><text:span text:style-name="T10">2e </text:span><text:span text:style-name="T24">[I]</text:span><text:span text:style-name="T10"> 26 </text:span><text:span text:style-name="T24">[A] </text:span><text:span text:style-name="T10">39 </text:span><text:span text:style-name="T24">[T]</text:span><text:span text:style-name="T10"> 2a </text:span><text:span text:style-name="T24">[E] </text:span><text:span text:style-name="T10">38 </text:span><text:span text:style-name="T24">[S] </text:span><text:span text:style-name="T10">76</text:span></text:p>
      <text:p text:style-name="P16"/>
      <text:h text:style-name="Heading_20_2" text:outline-level="2">ZX81 ROM</text:h>
      <text:p text:style-name="Text_20_body">Downloaded <text:span text:style-name="T27">the disassembly listing from </text:span><text:a xlink:type="simple" xlink:href="https://www.tablix.org/~avian/spectrum/rom/zx81.htm" text:style-name="Internet_20_link" text:visited-style-name="Visited_20_Internet_20_Link"><text:span text:style-name="T27">https://www.tablix.org/~avian/spectrum/rom/zx81.htm</text:span></text:a></text:p>
      <text:p text:style-name="P10">Assembling with ZMAC:</text:p>
      <text:p text:style-name="Text_20_body">zmac --od . --oo cim,lst ROM.z80</text:p>
      <text:p text:style-name="P17">I have modified it to make it assemble. Notably, the “%” prefix character used to denote binary upsets ZMAC. This is chiefly used in the character set, which is not useful in my application anyway. <text:span text:style-name="T28">This means there are 0x200 bytes available in the original ROM space. However, in ZARC the following 8K is also free as the ZX81 does not use this space.</text:span></text:p>
      <text:h text:style-name="P21" text:outline-level="1"><text:span text:style-name="T8">2</text:span><text:span text:style-name="T29">2</text:span><text:span text:style-name="T8">/11/2021 </text:span>(<text:span text:style-name="T30">Monday</text:span>)</text:h>
      <text:h text:style-name="P23" text:outline-level="2">Memory Maps</text:h>
      <text:p text:style-name="P11">The ZX81 has the following memory map:</text:p>
      <text:p text:style-name="P12"><text:span text:style-name="T32">0</text:span>x0000 to 0x1FFF – <text:span text:style-name="T32">ROM</text:span></text:p>
      <text:p text:style-name="P12">0x2000 to 0x3FFF – <text:span text:style-name="T32">ROM “echo”</text:span></text:p>
      <text:p text:style-name="P12">0x4000 to 0x7FFF – <text:span text:style-name="T32">RAM (16 kB)</text:span></text:p>
      <text:p text:style-name="P19">The upper 32 kB is a<text:span text:style-name="T33">n echo</text:span> of the lower. The echo of the RAM is used during display generation on a real ZX81, but is not required for us.</text:p>
      <text:p text:style-name="P20">It seems reasonable to run the emulator as a CP/M application. This allows access to the filing system for use loading the ROM image (potentially) and ZX81 programmes. We do, however, require the use of RAM in the range 0x0000 to 0x0100. This will require the use of a separate page.</text:p>
      <text:p text:style-name="P18">; Memory Map (CP/M Mode)</text:p>
      <text:p text:style-name="P18">; 0 (0000 - 3FFF): 00 writeable</text:p>
      <text:p text:style-name="P18">; 1 (4000 - 7FFF): 01 writeable</text:p>
      <text:p text:style-name="P18">; 2 (8000 - BFFF): 02 writeable</text:p>
      <text:p text:style-name="P18">; 3 (C000 - FFFF): 03 writeable, supervisor</text:p>
      <text:p text:style-name="P25">When the emulator is running, bank 0 will be replaced by page 4. A small amount of code above 0x8000 (but below the CCP) will be required to swap bank 0 and make the necessary call. <text:span text:style-name="T34">Use of the ZARC BIOS mon_call function could be used to call monitor functions.</text:span></text:p>
      <text:p text:style-name="P26"><text:soft-page-break/>Note that a later modification implemented an allocation system in the monitor. As a result, the pages are not hard-coded.</text:p>
      <text:h text:style-name="P22" text:outline-level="1"><text:span text:style-name="T8">2</text:span><text:span text:style-name="T35">1</text:span><text:span text:style-name="T8">/1/202</text:span><text:span text:style-name="T35">2</text:span><text:span text:style-name="T8"> </text:span>(<text:span text:style-name="T31">Friday</text:span>)</text:h>
      <text:p text:style-name="Text_20_body">Playing with <text:span text:style-name="T35">Minicom and BBC Basic. Details from </text:span><text:a xlink:type="simple" xlink:href="https://www.inwap.com/pdp10/ansicode.txt" text:style-name="Internet_20_link" text:visited-style-name="Visited_20_Internet_20_Link"><text:span text:style-name="T35">https://www.inwap.com/pdp10/ansicode.txt</text:span></text:a></text:p>
      <text:p text:style-name="Text_20_body">VDU 5 <text:span text:style-name="T35">(ENQ) returns “Minicom2.8”</text:span></text:p>
      <text:p text:style-name="Text_20_body">VDU &amp;1B,&amp;5B,&amp;63 <text:span text:style-name="T35">(device attributes) returns “Esc[?1;2c”, which apparently means “VT100 with </text:span>AVO”.</text:p>
      <text:p text:style-name="P27">Advanced Video Option (AVO) <text:span text:style-name="T35">gives </text:span>additional attributes (underline, blink, bold, in addition to reverse video), additional video RAM to support 132x24 screen layout and the ability to have additional ROM/overlay ROM on top of the base VT100 ROM <text:span text:style-name="T35">(from </text:span><text:a xlink:type="simple" xlink:href="https://www.vcfed.org/forum/forum/genres/dec/72167-how-common-is-a-vt100-w-out-the-avo-add-on-today" text:style-name="Internet_20_link" text:visited-style-name="Visited_20_Internet_20_Link"><text:span text:style-name="T35">https://www.vcfed.org/forum/forum/genres/dec/72167-how-common-is-a-vt100-w-out-the-avo-add-on-today</text:span></text:a><text:span text:style-name="T35">).</text:span></text:p>
      <text:p text:style-name="P28"><text:span text:style-name="T36">More details here: </text:span><text:a xlink:type="simple" xlink:href="https://vt100.net/docs/vt510-rm/DA1.html" text:style-name="Internet_20_link" text:visited-style-name="Visited_20_Internet_20_Link"><text:span text:style-name="T36">https://vt100.net/docs/vt510-rm/DA1.html</text:span></text:a></text:p>
      <text:p text:style-name="P29">^A T shows terminal settings, including answerback (ENQ) string. <text:span text:style-name="T37">It shows:</text:span></text:p>
      <text:p text:style-name="Preformatted_20_Text"><text:span text:style-name="Source_20_Text">Terminal emulation : VT102</text:span></text:p>
      <text:p text:style-name="Preformatted_20_Text">ENQ answerback : Minicom2.8</text:p>
      <text:p text:style-name="P29"/>
      <text:p text:style-name="P30">It would appear that if I can verify these two strings, I can be reasonably confident that the terminal is Minicom and that it is in VT102 m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2T09:26:38.531529657</meta:creation-date>
    <meta:generator>LibreOffice/7.2.5.2$Linux_X86_64 LibreOffice_project/20$Build-2</meta:generator>
    <dc:date>2022-01-21T21:22:18.600667625</dc:date>
    <meta:editing-duration>PT4H26M3S</meta:editing-duration>
    <meta:editing-cycles>27</meta:editing-cycles>
    <meta:document-statistic meta:table-count="0" meta:image-count="0" meta:object-count="0" meta:page-count="4" meta:paragraph-count="89" meta:word-count="1160" meta:character-count="6620" meta:non-whitespace-character-count="5525"/>
  </office:meta>
</office:document-meta>
</file>